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192.44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238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Attiny84_break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3" office:value-type="string" calcext:value-type="string">
            <text:p>Supplier and ref</text:p>
          </table:table-cell>
          <table:table-cell table:style-name="ce1" office:value-type="string" calcext:value-type="string">
            <text:p>Criticality</text:p>
          </table:table-cell>
          <table:table-cell table:style-name="ce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Value &gt; 1u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,C3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Meh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Required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QFN-20-1EP_4x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4A-M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Required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EVQP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<text:a xlink:href="https://www.conrad.de/de/drucktaster-12-vdc-005-a-1-x-ausein-wuerth-elektronik-ws-tsw-434111043826-tastend-1-st-711747.html" xlink:type="simple">https://www.conrad.de/de/drucktaster-12-vdc-005-a-1-x-ausein-wuerth-elektronik-ws-tsw-434111043826-tastend-1-st-711747.html</text:a>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Important!! Only 4mm available width!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_SMD_3225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SMD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2,P3</text:p>
          </table:table-cell>
          <table:table-cell office:value-type="string" calcext:value-type="string">
            <text:p>Pin_Header_Straight_1x07_Pitch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Optional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1,D4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OT-23_N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3V6</text:p>
          </table:table-cell>
          <table:table-cell office:value-type="string" calcext:value-type="string">
            <text:p><text:a xlink:href="https://www.conrad.de/de/z-diode-bzx84-c3v6215-gehaeuseart-halbleiter-sot-23-nxp-semiconductors-zener-spannung-36-v-leistung-max-ptot-250-1110836.html" xlink:type="simple">https://www.conrad.de/de/z-diode-bzx84-c3v6215-gehaeuseart-halbleiter-sot-23-nxp-semiconductors-zener-spannung-36-v-leistung-max-ptot-250-1110836.html</text:a></text:p>
          </table:table-cell>
          <table:table-cell office:value-type="string" calcext:value-type="string">
            <text:p>Required for USB</text:p>
          </table:table-cell>
          <table:table-cell table:number-columns-repeated="101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use_SMD1206_Refl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lyfuse_Small</text:p>
          </table:table-cell>
          <table:table-cell table:style-name="ce5" office:value-type="string" calcext:value-type="string">
            <text:p>0.5A(H),1A(T) 0.9Ohm(max): <text:a xlink:href="https://www.conrad.de/de/ptc-sicherung-strom-ih-05-a-6-v-l-x-b-x-h-23-x-15-x-085-mm-bourns-mf-psmf050x-2-1-st-1055661.html" xlink:type="simple">https://www.conrad.de/de/ptc-sicherung-strom-ih-05-a-6-v-l-x-b-x-h-23-x-15-x-085-mm-bourns-mf-psmf050x-2-1-st-1055661.html</text:a></text:p>
            <text:p>Or 1.1A(H),2.2A(T) 0.2Ohm(max):</text:p>
            <text:p><text:a xlink:href="https://www.conrad.de/de/ptc-sicherung-strom-ih-11-a-6-v-l-x-b-x-h-34-x-18-x-07-mm-bourns-mf-nsmf110-2-1-st-1055653.html" xlink:type="simple">https://www.conrad.de/de/ptc-sicherung-strom-ih-11-a-6-v-l-x-b-x-h-34-x-18-x-07-mm-bourns-mf-nsmf110-2-1-st-1055653.html</text:a></text:p>
          </table:table-cell>
          <table:table-cell table:style-name="ce2" office:value-type="string" calcext:value-type="string">
            <text:p>Optional but high priority</text:p>
          </table:table-cell>
          <table:table-cell table:style-name="ce2"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<text:a xlink:href="https://www.conrad.de/de/einbaubuchse-micro-usb-typ-b-20-buchse-einbau-horizontal-usb-1-port-fci-inhalt-1-st-1401794.html" xlink:type="simple">https://www.conrad.de/de/einbaubuchse-micro-usb-typ-b-20-buchse-einbau-horizontal-usb-1-port-fci-inhalt-1-st-1401794.html</text:a></text:p>
          </table:table-cell>
          <table:table-cell office:value-type="string" calcext:value-type="string">
            <text:p>Required for USB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_Bead_Small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2,R6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Required if LEDs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Required for USB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Required for USB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vg2mod</text:p>
          </table:table-cell>
          <table:table-cell office:value-type="string" calcext:value-type="string">
            <text:p>Roboy_Logo_F.Sil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Call the Middleware Team</text:p>
          </table:table-cell>
          <table:table-cell office:value-type="string" calcext:value-type="string">
            <text:p>Yeah baby yeah!! :D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22:07:14.734951412</dc:date>
    <meta:editing-duration>PT18M28S</meta:editing-duration>
    <meta:editing-cycles>2</meta:editing-cycles>
    <meta:generator>LibreOffice/5.1.6.2$Linux_X86_64 LibreOffice_project/10m0$Build-2</meta:generator>
    <meta:document-statistic meta:table-count="1" meta:cell-count="123" meta:object-count="0"/>
  </office:meta>
</office:document-meta>
</file>